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430000004D0F899B328C5897FE.png" manifest:media-type="image/png"/>
  <manifest:file-entry manifest:full-path="Pictures/2000000700000532000005F5601D62D35D02B912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329cm" svg:height="1.524cm" svg:x="10.134cm" svg:y="14.283cm">
          <draw:image xlink:href="Pictures/2000000700000532000005F5601D62D35D02B912.svm" xlink:type="simple" xlink:show="embed" xlink:actuate="onLoad">
            <text:p/>
          </draw:image>
          <draw:image xlink:href="Pictures/10000200000000430000004D0F899B328C5897F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0:58:30.225045726</meta:creation-date>
    <dc:date>2018-05-20T10:58:41.953165909</dc:date>
    <meta:editing-duration>PT1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